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T1" style:family="text">
      <style:text-properties fo:color="#d7ba7d"/>
    </style:style>
    <style:style style:name="T2" style:family="text">
      <style:text-properties fo:color="#9cdcfe"/>
    </style:style>
    <style:style style:name="T3" style:family="text">
      <style:text-properties fo:color="#b5cea8"/>
    </style:style>
    <style:style style:name="T4" style:family="text">
      <style:text-properties fo:color="#ce9178"/>
    </style:style>
    <style:style style:name="T5" style:family="text">
      <style:text-properties fo:color="#569cd6"/>
    </style:style>
    <style:style style:name="T6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.row-header</text:span>{</text:p>
      <text:p text:style-name="P1"><text:span text:style-name="T2">margin</text:span>:<text:span text:style-name="T3">0px</text:span> <text:span text:style-name="T4">auto</text:span>;</text:p>
      <text:p text:style-name="P1"><text:span text:style-name="T2">padding</text:span>:<text:span text:style-name="T3">0px</text:span>;</text:p>
      <text:p text:style-name="P1">}</text:p>
      <text:p text:style-name="P2"/>
      <text:p text:style-name="P1"><text:span text:style-name="T1">.row-content</text:span> {</text:p>
      <text:p text:style-name="P1"><text:span text:style-name="T2">margin</text:span>:<text:span text:style-name="T3">0px</text:span> <text:span text:style-name="T4">auto</text:span>;</text:p>
      <text:p text:style-name="P1"><text:span text:style-name="T2">padding</text:span>: <text:span text:style-name="T3">50px</text:span> <text:span text:style-name="T3">0px</text:span> <text:span text:style-name="T3">50px</text:span> <text:span text:style-name="T3">0px</text:span>;</text:p>
      <text:p text:style-name="P1"><text:span text:style-name="T2">border-bottom</text:span>: <text:span text:style-name="T3">1px</text:span> <text:span text:style-name="T4">ridge</text:span>;</text:p>
      <text:p text:style-name="P1"><text:span text:style-name="T2">min-height</text:span>:<text:span text:style-name="T3">400px</text:span>;</text:p>
      <text:p text:style-name="P1">}</text:p>
      <text:p text:style-name="P2"/>
      <text:p text:style-name="P1"><text:span text:style-name="T1">.footer</text:span>{</text:p>
      <text:p text:style-name="P1"><text:span text:style-name="T2">background-color</text:span>: <text:span text:style-name="T4">#D1C4E9</text:span>;</text:p>
      <text:p text:style-name="P1"><text:span text:style-name="T2">margin</text:span>:<text:span text:style-name="T3">0px</text:span> <text:span text:style-name="T4">auto</text:span>;</text:p>
      <text:p text:style-name="P1"><text:span text:style-name="T2">padding</text:span>: <text:span text:style-name="T3">20px</text:span> <text:span text:style-name="T3">0px</text:span> <text:span text:style-name="T3">20px</text:span> <text:span text:style-name="T3">0px</text:span>;</text:p>
      <text:p text:style-name="P1">}</text:p>
      <text:p text:style-name="P3"><text:line-break/></text:p>
      <text:p text:style-name="P1"><text:span text:style-name="T1">.jumbotron</text:span> {</text:p>
      <text:p text:style-name="P1"><text:span text:style-name="T2">padding</text:span>:<text:span text:style-name="T3">70px</text:span> <text:span text:style-name="T3">30px</text:span> <text:span text:style-name="T3">70px</text:span> <text:span text:style-name="T3">30px</text:span> <text:span text:style-name="T5">!important</text:span>;</text:p>
      <text:p text:style-name="P1"><text:span text:style-name="T2">margin</text:span>:<text:span text:style-name="T3">0px</text:span> <text:span text:style-name="T4">auto</text:span> <text:span text:style-name="T5">!important</text:span>;</text:p>
      <text:p text:style-name="P1"><text:span text:style-name="T2">background</text:span>: <text:span text:style-name="T4">#9575CD</text:span> <text:span text:style-name="T5">!important</text:span>;</text:p>
      <text:p text:style-name="P1"><text:span text:style-name="T2">color</text:span>:<text:span text:style-name="T6">rgb</text:span>(<text:span text:style-name="T3">251</text:span>, <text:span text:style-name="T3">240</text:span>, <text:span text:style-name="T3">255</text:span>)<text:span text:style-name="T5">!important</text:span>;</text:p>
      <text:p text:style-name="P1">}</text:p>
      <text:p text:style-name="P2"/>
      <text:p text:style-name="P1"><text:span text:style-name="T1">address</text:span>{</text:p>
      <text:p text:style-name="P1"><text:span text:style-name="T2">font-size</text:span>:<text:span text:style-name="T3">80%</text:span>;</text:p>
      <text:p text:style-name="P1"><text:span text:style-name="T2">margin</text:span>:<text:span text:style-name="T3">0px</text:span>;</text:p>
      <text:p text:style-name="P1"><text:span text:style-name="T2">color</text:span>:<text:span text:style-name="T4">#0f0f0f</text:span>;</text:p>
      <text:p text:style-name="P1">}</text:p>
      <text:p text:style-name="P2"/>
      <text:p text:style-name="P1"><text:span text:style-name="T1">body</text:span>{</text:p>
      <text:p text:style-name="P1"><text:span text:style-name="T2">padding</text:span>:<text:span text:style-name="T3">50px</text:span> <text:span text:style-name="T3">0px</text:span> <text:span text:style-name="T3">0px</text:span> <text:span text:style-name="T3">0px</text:span>;</text:p>
      <text:p text:style-name="P1"><text:span text:style-name="T2">z-index</text:span>:<text:span text:style-name="T3">0</text:span>;</text:p>
      <text:p text:style-name="P1">}</text:p>
      <text:p text:style-name="P2"/>
      <text:p text:style-name="P1"><text:span text:style-name="T1">.navbar-dark</text:span> {</text:p>
      <text:p text:style-name="P1"><text:span text:style-name="T2">background-color</text:span>: <text:span text:style-name="T4">#512DA8</text:span>;</text:p>
      <text:p text:style-name="P1">}</text:p>
      <text:p text:style-name="P1"><text:span text:style-name="T1">.tab-content</text:span> {</text:p>
      <text:p text:style-name="P1"><text:span text:style-name="T2">border-left</text:span>: <text:span text:style-name="T3">1px</text:span> <text:span text:style-name="T4">solid</text:span> <text:span text:style-name="T4">#ddd</text:span>;</text:p>
      <text:p text:style-name="P1"><text:span text:style-name="T2">border-right</text:span>: <text:span text:style-name="T3">1px</text:span> <text:span text:style-name="T4">solid</text:span> <text:span text:style-name="T4">#ddd</text:span>;</text:p>
      <text:p text:style-name="P1"><text:span text:style-name="T2">border-bottom</text:span>: <text:span text:style-name="T3">1px</text:span> <text:span text:style-name="T4">solid</text:span> <text:span text:style-name="T4">#ddd</text:span>;</text:p>
      <text:p text:style-name="P1"><text:span text:style-name="T2">padding</text:span>: <text:span text:style-name="T3">10px</text:span>;</text:p>
      <text:p text:style-name="P1">}</text:p>
      <text:p text:style-name="P2"><text:soft-page-break/></text:p>
      <text:p text:style-name="P1"><text:span text:style-name="T1">.carousel</text:span> {</text:p>
      <text:p text:style-name="P1"><text:span text:style-name="T2">background</text:span>:<text:span text:style-name="T4">#512DA8</text:span>;</text:p>
      <text:p text:style-name="P1">}</text:p>
      <text:p text:style-name="P2"/>
      <text:p text:style-name="P1"><text:span text:style-name="T1">.carousel-item</text:span> {</text:p>
      <text:p text:style-name="P1"><text:span text:style-name="T2">height</text:span>: <text:span text:style-name="T3">300px</text:span>;</text:p>
      <text:p text:style-name="P1">}</text:p>
      <text:p text:style-name="P2"/>
      <text:p text:style-name="P1"><text:span text:style-name="T1">.carousel-item</text:span> <text:span text:style-name="T1">img</text:span> {</text:p>
      <text:p text:style-name="P1"><text:span text:style-name="T2">position</text:span>: <text:span text:style-name="T4">absolute</text:span>;</text:p>
      <text:p text:style-name="P1"><text:span text:style-name="T2">top</text:span>: <text:span text:style-name="T3">0</text:span>;</text:p>
      <text:p text:style-name="P1"><text:span text:style-name="T2">left</text:span>: <text:span text:style-name="T3">0</text:span>;</text:p>
      <text:p text:style-name="P1"><text:span text:style-name="T2">min-height</text:span>: <text:span text:style-name="T3">300px</text:span>;</text:p>
      <text:p text:style-name="P1">}</text:p>
      <text:p text:style-name="P1"><text:span text:style-name="T1">#carouselButton</text:span> {</text:p>
      <text:p text:style-name="P1"><text:span text:style-name="T2">right</text:span>:<text:span text:style-name="T3">0px</text:span>;</text:p>
      <text:p text:style-name="P1"><text:span text:style-name="T2">position</text:span>: <text:span text:style-name="T4">absolute</text:span>;</text:p>
      <text:p text:style-name="P1"><text:span text:style-name="T2">bottom</text:span>: <text:span text:style-name="T3">0px</text:span>;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5:03:47.547107998</meta:creation-date>
    <dc:date>2020-03-15T15:04:16.300849449</dc:date>
    <meta:editing-duration>PT32S</meta:editing-duration>
    <meta:editing-cycles>1</meta:editing-cycles>
    <meta:document-statistic meta:table-count="0" meta:image-count="0" meta:object-count="0" meta:page-count="2" meta:paragraph-count="57" meta:word-count="110" meta:character-count="805" meta:non-whitespace-character-count="750"/>
    <meta:generator>LibreOffice/6.0.7.3$Linux_X86_64 LibreOffice_project/00m0$Build-3</meta:generator>
  </office:meta>
</office:document-meta>
</file>